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283" officeooo:paragraph-rsid="00066283"/>
    </style:style>
    <style:style style:name="P2" style:family="paragraph" style:parent-style-name="Standard">
      <style:text-properties officeooo:rsid="0006eb05" officeooo:paragraph-rsid="00091f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8797"/>
    </style:style>
    <style:style style:name="T3" style:family="text">
      <style:text-properties officeooo:rsid="0008768e"/>
    </style:style>
    <style:style style:name="T4" style:family="text">
      <style:text-properties officeooo:rsid="00091f44"/>
    </style:style>
    <style:style style:name="T5" style:family="text">
      <style:text-properties officeooo:rsid="00092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Um projeto de software <text:span text:style-name="T2">pode ter seu grau de dificuldade e complexidade elevado rápidamente devido a sua natureza </text:span><text:span text:style-name="T3">mutável e invisível. </text:span><text:span text:style-name="T4">Acompanhando a evolução do software soluções como o compartilhamento de tempo e ambientes de programação inuficados representaram um avanço enquanto a esperança de uma solução definitiva é colocada nas linguágens de alto nível, na programação orientada ao objeto e inteligências artificiais. </text:span><text:span text:style-name="T5">Outras soluções não definitivas e eficiêntes são “Comprar versus construir” e prototipagem rápida sendo manejadaos junto com outras soluções de acordo com o projeto e as demandas. Ainda assim, não há uma solução mágica para toda situação até o momen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21:23:40.653000000</meta:creation-date>
    <dc:date>2022-11-18T23:39:11.633000000</dc:date>
    <meta:editing-duration>PT4M40S</meta:editing-duration>
    <meta:editing-cycles>1</meta:editing-cycles>
    <meta:document-statistic meta:table-count="0" meta:image-count="0" meta:object-count="0" meta:page-count="1" meta:paragraph-count="1" meta:word-count="102" meta:character-count="678" meta:non-whitespace-character-count="577"/>
    <meta:generator>LibreOffice/7.2.0.4$Windows_X86_64 LibreOffice_project/9a9c6381e3f7a62afc1329bd359cc48accb6435b</meta:generator>
  </office:meta>
</office:document-meta>
</file>